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mic Sans MS" svg:font-family="Comic Sans M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style:font-name="Calibri" fo:font-size="24pt" style:font-name-asian="Calibri" style:font-size-asian="24pt" style:font-name-complex="Calibri" style:font-size-complex="24pt"/>
    </style:style>
    <style:style style:name="T1_3" style:family="text">
      <style:text-properties style:font-name="Calibri" fo:font-size="24pt" style:font-name-asian="Calibri" style:font-size-asian="24pt" style:font-name-complex="Calibri" style:font-size-complex="24pt" style:text-underline-style="solid" style:text-underline-color="font-color"/>
    </style:style>
    <style:style style:name="T1_4" style:family="text">
      <style:text-properties style:font-name="Calibri" fo:font-size="24pt" style:font-name-asian="Calibri" style:font-size-asian="24pt" style:font-name-complex="Calibri" style:font-size-complex="24pt" style:text-underline-style="solid" style:text-underline-color="font-color"/>
    </style:style>
    <style:style style:name="T1_5" style:family="text">
      <style:text-properties style:font-name="Calibri" fo:font-size="24pt" style:font-name-asian="Calibri" style:font-size-asian="24pt" style:font-name-complex="Calibri" style:font-size-complex="24pt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T2_2" style:family="text">
      <style:text-properties style:font-name="Calibri" fo:font-size="14pt" style:font-name-asian="Calibri" style:font-size-asian="14pt" style:font-name-complex="Calibri" style:font-size-complex="14pt" style:text-underline-style="solid" style:text-underline-color="font-color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style:font-name="Calibri" fo:font-size="14pt" style:font-name-asian="Calibri" style:font-size-asian="14pt" style:font-name-complex="Calibri" style:font-size-complex="14pt"/>
    </style:style>
    <style:style style:name="T3_2" style:family="text">
      <style:text-properties style:font-name="Calibri" fo:font-size="14pt" style:font-name-asian="Calibri" style:font-size-asian="14pt" style:font-name-complex="Calibri" style:font-size-complex="14pt"/>
    </style:style>
    <style:style style:name="T3_3" style:family="text">
      <style:text-properties style:font-name="Calibri" fo:font-size="14pt" style:font-name-asian="Calibri" style:font-size-asian="14pt" style:font-name-complex="Calibri" style:font-size-complex="14pt"/>
    </style:style>
    <style:style style:name="T3_4" style:family="text">
      <style:text-properties style:font-name="Calibri" fo:font-size="14pt" style:font-name-asian="Calibri" style:font-size-asian="14pt" style:font-name-complex="Calibri" style:font-size-complex="14pt"/>
    </style:style>
    <style:style style:name="T3_5" style:family="text">
      <style:text-properties style:font-name="Calibri" fo:font-size="14pt" style:font-name-asian="Calibri" style:font-size-asian="14pt" style:font-name-complex="Calibri" style:font-size-complex="14pt"/>
    </style:style>
    <style:style style:name="T3_6" style:family="text">
      <style:text-properties style:font-name="Calibri" fo:font-size="14pt" style:font-name-asian="Calibri" style:font-size-asian="14pt" style:font-name-complex="Calibri" style:font-size-complex="14pt"/>
    </style:style>
    <style:style style:name="T3_7" style:family="text">
      <style:text-properties style:font-name="Calibri" fo:font-size="14pt" style:font-name-asian="Calibri" style:font-size-asian="14pt" style:font-name-complex="Calibri" style:font-size-complex="14pt"/>
    </style:style>
    <style:style style:name="T3_8" style:family="text">
      <style:text-properties style:font-name="Calibri" fo:font-size="14pt" style:font-name-asian="Calibri" style:font-size-asian="14pt" style:font-name-complex="Calibri" style:font-size-complex="14pt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Calibri" fo:font-size="14pt" style:font-name-asian="Calibri" style:font-size-asian="14pt" style:font-name-complex="Calibri" style:font-size-complex="14pt"/>
    </style:style>
    <style:style style:name="T4_2" style:family="text">
      <style:text-properties style:font-name="Calibri" fo:font-size="14pt" style:font-name-asian="Calibri" style:font-size-asian="14pt" style:font-name-complex="Calibri" style:font-size-complex="14pt"/>
    </style:style>
    <style:style style:name="T4_3" style:family="text">
      <style:text-properties style:font-name="Calibri" fo:font-size="14pt" style:font-name-asian="Calibri" style:font-size-asian="14pt" style:font-name-complex="Calibri" style:font-size-complex="14pt"/>
    </style:style>
    <style:style style:name="T4_4" style:family="text">
      <style:text-properties style:font-name="Calibri" fo:font-size="14pt" style:font-name-asian="Calibri" style:font-size-asian="14pt" style:font-name-complex="Calibri" style:font-size-complex="14pt"/>
    </style:style>
    <style:style style:name="T4_5" style:family="text">
      <style:text-properties style:font-name="Calibri" fo:font-size="14pt" style:font-name-asian="Calibri" style:font-size-asian="14pt" style:font-name-complex="Calibri" style:font-size-complex="14pt"/>
    </style:style>
    <style:style style:name="T4_6" style:family="text">
      <style:text-properties style:font-name="Calibri" fo:font-size="14pt" style:font-name-asian="Calibri" style:font-size-asian="14pt" style:font-name-complex="Calibri" style:font-size-complex="14pt"/>
    </style:style>
    <style:style style:name="T4_7" style:family="text">
      <style:text-properties style:font-name="Calibri" fo:font-size="14pt" style:font-name-asian="Calibri" style:font-size-asian="14pt" style:font-name-complex="Calibri" style:font-size-complex="14pt"/>
    </style:style>
    <style:style style:name="T4_8" style:family="text">
      <style:text-properties style:font-name="Calibri" fo:font-size="14pt" style:font-name-asian="Calibri" style:font-size-asian="14pt" style:font-name-complex="Calibri" style:font-size-complex="14pt"/>
    </style:style>
    <style:style style:name="T4_9" style:family="text">
      <style:text-properties style:font-name="Calibri" fo:font-size="14pt" style:font-name-asian="Calibri" style:font-size-asian="14pt" style:font-name-complex="Calibri" style:font-size-complex="14pt"/>
    </style:style>
    <style:style style:name="T4_10" style:family="text">
      <style:text-properties style:font-name="Calibri" fo:font-size="14pt" style:font-name-asian="Calibri" style:font-size-asian="14pt" style:font-name-complex="Calibri" style:font-size-complex="14pt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Calibri" fo:font-size="14pt" style:font-name-asian="Calibri" style:font-size-asian="14pt" style:font-name-complex="Calibri" style:font-size-complex="14pt"/>
    </style:style>
    <style:style style:name="T5_2" style:family="text">
      <style:text-properties style:font-name="Calibri" fo:font-size="14pt" style:font-name-asian="Calibri" style:font-size-asian="14pt" style:font-name-complex="Calibri" style:font-size-complex="14pt"/>
    </style:style>
    <style:style style:name="T5_3" style:family="text">
      <style:text-properties style:font-name="Calibri" fo:font-size="14pt" style:font-name-asian="Calibri" style:font-size-asian="14pt" style:font-name-complex="Calibri" style:font-size-complex="14pt"/>
    </style:style>
    <style:style style:name="T5_4" style:family="text">
      <style:text-properties style:font-name="Calibri" fo:font-size="14pt" style:font-name-asian="Calibri" style:font-size-asian="14pt" style:font-name-complex="Calibri" style:font-size-complex="14pt"/>
    </style:style>
    <style:style style:name="T5_5" style:family="text">
      <style:text-properties style:font-name="Calibri" fo:font-size="14pt" style:font-name-asian="Calibri" style:font-size-asian="14pt" style:font-name-complex="Calibri" style:font-size-complex="14pt"/>
    </style:style>
    <style:style style:name="T5_6" style:family="text">
      <style:text-properties style:font-name="Calibri" fo:font-size="14pt" style:font-name-asian="Calibri" style:font-size-asian="14pt" style:font-name-complex="Calibri" style:font-size-complex="14pt"/>
    </style:style>
    <style:style style:name="T5_7" style:family="text">
      <style:text-properties style:font-name="Calibri" fo:font-size="14pt" style:font-name-asian="Calibri" style:font-size-asian="14pt" style:font-name-complex="Calibri" style:font-size-complex="14pt"/>
    </style:style>
    <style:style style:name="T5_8" style:family="text">
      <style:text-properties style:font-name="Calibri" fo:font-size="14pt" style:font-name-asian="Calibri" style:font-size-asian="14pt" style:font-name-complex="Calibri" style:font-size-complex="14pt"/>
    </style:style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>
      <style:text-properties style:font-name="Calibri" fo:font-size="14pt" style:font-name-asian="Calibri" style:font-size-asian="14pt" style:font-name-complex="Calibri" style:font-size-complex="14pt"/>
    </style:style>
    <style:style style:name="T6_2" style:family="text">
      <style:text-properties style:font-name="Calibri" fo:font-size="14pt" style:font-name-asian="Calibri" style:font-size-asian="14pt" style:font-name-complex="Calibri" style:font-size-complex="14pt"/>
    </style:style>
    <style:style style:name="T6_3" style:family="text">
      <style:text-properties style:font-name="Calibri" fo:font-size="14pt" style:font-name-asian="Calibri" style:font-size-asian="14pt" style:font-name-complex="Calibri" style:font-size-complex="14pt"/>
    </style:style>
    <style:style style:name="T6_4" style:family="text">
      <style:text-properties style:font-name="Calibri" fo:font-size="14pt" style:font-name-asian="Calibri" style:font-size-asian="14pt" style:font-name-complex="Calibri" style:font-size-complex="14pt"/>
    </style:style>
    <style:style style:name="T6_5" style:family="text">
      <style:text-properties style:font-name="Calibri" fo:font-size="14pt" style:font-name-asian="Calibri" style:font-size-asian="14pt" style:font-name-complex="Calibri" style:font-size-complex="14pt"/>
    </style:style>
    <style:style style:name="T6_6" style:family="text">
      <style:text-properties style:font-name="Calibri" fo:font-size="14pt" style:font-name-asian="Calibri" style:font-size-asian="14pt" style:font-name-complex="Calibri" style:font-size-complex="14pt"/>
    </style:style>
    <style:style style:name="T6_7" style:family="text">
      <style:text-properties style:font-name="Calibri" fo:font-size="14pt" style:font-name-asian="Calibri" style:font-size-asian="14pt" style:font-name-complex="Calibri" style:font-size-complex="14pt"/>
    </style:style>
    <style:style style:name="T6_8" style:family="text">
      <style:text-properties style:font-name="Calibri" fo:font-size="14pt" style:font-name-asian="Calibri" style:font-size-asian="14pt" style:font-name-complex="Calibri" style:font-size-complex="14pt"/>
    </style:style>
    <style:style style:name="T6_9" style:family="text">
      <style:text-properties style:font-name="Calibri" fo:font-size="14pt" style:font-name-asian="Calibri" style:font-size-asian="14pt" style:font-name-complex="Calibri" style:font-size-complex="14pt"/>
    </style:style>
    <style:style style:name="T6_10" style:family="text">
      <style:text-properties style:font-name="Calibri" fo:font-size="14pt" style:font-name-asian="Calibri" style:font-size-asian="14pt" style:font-name-complex="Calibri" style:font-size-complex="14pt"/>
    </style:style>
    <style:style style:name="P7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Comic Sans MS" fo:font-size="12pt" style:font-name-asian="Comic Sans MS" style:font-size-asian="12pt" style:font-name-complex="Comic Sans MS" style:font-size-complex="12pt" fo:font-weight="bold" style:font-weight-asian="bold" style:font-weight-complex="bold" style:text-underline-style="solid" style:text-underline-color="font-color"/>
    </style:style>
    <style:style style:name="T8_2" style:family="text">
      <style:text-properties style:font-name="Comic Sans MS" fo:font-size="12pt" style:font-name-asian="Comic Sans MS" style:font-size-asian="12pt" style:font-name-complex="Comic Sans MS" style:font-size-complex="12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0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6" style:family="text"/>
    <style:style style:name="T12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3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3" style:family="text"/>
    <style:style style:name="T12_4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4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5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6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6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2_6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Comic Sans MS" fo:font-size="12pt" style:font-name-asian="Comic Sans MS" style:font-size-asian="12pt" style:font-name-complex="Comic Sans MS" style:font-size-complex="12pt" fo:font-weight="bold" style:font-weight-asian="bold" style:font-weight-complex="bold" style:text-underline-style="solid" style:text-underline-color="font-color"/>
    </style:style>
    <style:style style:name="T14_2" style:family="text">
      <style:text-properties style:font-name="Comic Sans MS" fo:font-size="12pt" style:font-name-asian="Comic Sans MS" style:font-size-asian="12pt" style:font-name-complex="Comic Sans MS" style:font-size-complex="12pt"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16_2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7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18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20_2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22_2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22_3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4" style:family="paragraph" style:parent-style-name="Standard">
      <style:paragraph-properties fo:break-before="auto" fo:text-indent="1.27cm" fo:line-height="115%" fo:margin-left="1.27cm" style:writing-mode="lr-tb"/>
    </style:style>
    <style:style style:name="T24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24_2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6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6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6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6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7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7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8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8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8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8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9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9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9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29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0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0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1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33_2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33_3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T33_4" style:family="text">
      <style:text-properties style:font-name="Comic Sans MS" fo:font-size="12pt" style:font-name-asian="Comic Sans MS" style:font-size-asian="12pt" style:font-name-complex="Comic Sans MS" style:font-size-complex="12pt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5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3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4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6_5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3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7_4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8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39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3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4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5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6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7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7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0_7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1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29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0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2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3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4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5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6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7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T41_38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2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mic Sans MS" fo:font-size="12pt" style:font-name-asian="Comic Sans MS" style:font-size-asian="12pt" style:font-name-complex="Comic Sans MS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style:font-name="Comic Sans MS" fo:font-size="12pt" style:font-name-asian="Comic Sans MS" style:font-size-asian="12pt" style:font-name-complex="Comic Sans MS" style:font-size-complex="12pt"/>
    </style:style>
  </office:automatic-styles>
  <office:body>
    <office:text>
      <text:p text:style-name="P1"><text:span text:style-name="T1_1"><text:s text:c="19"/></text:span><text:span text:style-name="T1_2"><text:s text:c="6"/></text:span><text:span text:style-name="T1_3">CODE</text:span><text:span text:style-name="T1_4"><text:s/></text:span><text:span text:style-name="T1_5">OPTIMISATION</text:span></text:p>
      <text:p text:style-name="P2"><text:span text:style-name="T2_1">Team</text:span><text:span text:style-name="T2_2">:</text:span></text:p>
      <text:list text:style-name="LS1" xml:id="list0">
        <text:list-item>
          <text:p text:style-name="P3"><text:span text:style-name="T3_1">1</text:span><text:span text:style-name="T3_2">PI</text:span><text:span text:style-name="T3_3">12</text:span><text:span text:style-name="T3_4">CS</text:span><text:span text:style-name="T3_5">143<text:s/><text:tab/></text:span><text:span text:style-name="T3_6">S</text:span><text:span text:style-name="T3_7">.</text:span><text:span text:style-name="T3_8">VARUN</text:span></text:p>
        </text:list-item>
        <text:list-item>
          <text:p text:style-name="P4"><text:span text:style-name="T4_1">1</text:span><text:span text:style-name="T4_2">P</text:span><text:span text:style-name="T4_3">12</text:span><text:span text:style-name="T4_4">CS</text:span><text:span text:style-name="T4_5">144<text:tab/><text:tab/></text:span><text:span text:style-name="T4_6">SACHIT</text:span><text:span text:style-name="T4_7">.</text:span><text:span text:style-name="T4_8">M</text:span><text:span text:style-name="T4_9">.</text:span><text:span text:style-name="T4_10">NAYAK</text:span></text:p>
        </text:list-item>
        <text:list-item>
          <text:p text:style-name="P5"><text:span text:style-name="T5_1">1</text:span><text:span text:style-name="T5_2">PI</text:span><text:span text:style-name="T5_3">12</text:span><text:span text:style-name="T5_4">CS</text:span><text:span text:style-name="T5_5">149<text:tab/><text:tab/></text:span><text:span text:style-name="T5_6">SAIENTHAN</text:span><text:span text:style-name="T5_7">.<text:s/></text:span><text:span text:style-name="T5_8">K</text:span></text:p>
        </text:list-item>
        <text:list-item>
          <text:p text:style-name="P6"><text:span text:style-name="T6_1">1</text:span><text:span text:style-name="T6_2">P</text:span><text:span text:style-name="T6_3">12</text:span><text:span text:style-name="T6_4">CS</text:span><text:span text:style-name="T6_5">157<text:tab/><text:tab/></text:span><text:span text:style-name="T6_6">SHARATH</text:span><text:span text:style-name="T6_7"><text:s/></text:span><text:span text:style-name="T6_8">B</text:span><text:span text:style-name="T6_9">.</text:span><text:span text:style-name="T6_10">P</text:span></text:p>
        </text:list-item>
      </text:list>
      <text:p text:style-name="P7"/>
      <text:p text:style-name="P8"><text:span text:style-name="T8_1">Introduction</text:span><text:span text:style-name="T8_2">:</text:span></text:p>
      <text:p text:style-name="P9"/>
      <text:p text:style-name="P10"><text:span text:style-name="T10_1">Code</text:span><text:span text:style-name="T10_2"><text:s/></text:span><text:span text:style-name="T10_3">optimisation</text:span><text:span text:style-name="T10_4"><text:s/></text:span><text:span text:style-name="T10_5">techniques</text:span><text:span text:style-name="T10_6"><text:s/></text:span><text:span text:style-name="T10_7">are</text:span><text:span text:style-name="T10_8"><text:s/></text:span><text:span text:style-name="T10_9">used</text:span><text:span text:style-name="T10_10"><text:s/></text:span><text:span text:style-name="T10_11">to</text:span><text:span text:style-name="T10_12"><text:s/></text:span><text:span text:style-name="T10_13">modify</text:span><text:span text:style-name="T10_14"><text:s/></text:span><text:span text:style-name="T10_15">some</text:span><text:span text:style-name="T10_16"><text:s/></text:span><text:span text:style-name="T10_17">part</text:span><text:span text:style-name="T10_18"><text:s/></text:span><text:span text:style-name="T10_19">of</text:span><text:span text:style-name="T10_20"><text:s/></text:span><text:span text:style-name="T10_21">the</text:span><text:span text:style-name="T10_22"><text:s/></text:span><text:span text:style-name="T10_23">program</text:span><text:span text:style-name="T10_24"><text:s/></text:span><text:span text:style-name="T10_25">code</text:span><text:span text:style-name="T10_26"><text:s/></text:span><text:span text:style-name="T10_27">so</text:span><text:span text:style-name="T10_28"><text:s/></text:span><text:span text:style-name="T10_29">that</text:span><text:span text:style-name="T10_30"><text:s/></text:span><text:span text:style-name="T10_31">the</text:span><text:span text:style-name="T10_32"><text:s/></text:span><text:span text:style-name="T10_33">program</text:span><text:span text:style-name="T10_34"><text:s/></text:span><text:span text:style-name="T10_35">runs</text:span><text:span text:style-name="T10_36"><text:s/></text:span><text:span text:style-name="T10_37">efficiently</text:span><text:span text:style-name="T10_38">.</text:span></text:p>
      <text:p text:style-name="P11"/>
      <text:p text:style-name="P12"><text:span text:style-name="T12_1">In</text:span><text:span text:style-name="T12_2"><text:s/></text:span><text:span text:style-name="T12_3">general</text:span><text:span text:style-name="T12_4">,<text:s/></text:span><text:span text:style-name="T12_5">a</text:span><text:span text:style-name="T12_6"><text:a xlink:type="simple" xlink:href="http://en.wikipedia.org/wiki/Computer_program"><text:span text:style-name="T12_7"><text:s/></text:span></text:a></text:span><text:span text:style-name="T12_8">computer</text:span><text:span text:style-name="T12_9"><text:s/></text:span><text:span text:style-name="T12_10">program</text:span><text:span text:style-name="T12_11"><text:s/></text:span><text:span text:style-name="T12_12">may</text:span><text:span text:style-name="T12_13"><text:s/></text:span><text:span text:style-name="T12_14">be</text:span><text:span text:style-name="T12_15"><text:s/></text:span><text:span text:style-name="T12_16">optimized</text:span><text:span text:style-name="T12_17"><text:s/></text:span><text:span text:style-name="T12_18">so</text:span><text:span text:style-name="T12_19"><text:s/></text:span><text:span text:style-name="T12_20">that</text:span><text:span text:style-name="T12_21"><text:s/></text:span><text:span text:style-name="T12_22">it</text:span><text:span text:style-name="T12_23"><text:s/></text:span><text:span text:style-name="T12_24">executes</text:span><text:span text:style-name="T12_25"><text:s/></text:span><text:span text:style-name="T12_26">more</text:span><text:span text:style-name="T12_27"><text:s/></text:span><text:span text:style-name="T12_28">rapidly</text:span><text:span text:style-name="T12_29">,<text:s/></text:span><text:span text:style-name="T12_30">or</text:span><text:span text:style-name="T12_31"><text:s/></text:span><text:span text:style-name="T12_32">is</text:span><text:span text:style-name="T12_33"><text:s/></text:span><text:span text:style-name="T12_34">capable</text:span><text:span text:style-name="T12_35"><text:s/></text:span><text:span text:style-name="T12_36">of</text:span><text:span text:style-name="T12_37"><text:s/></text:span><text:span text:style-name="T12_38">operating</text:span><text:span text:style-name="T12_39"><text:s/></text:span><text:span text:style-name="T12_40">with</text:span><text:span text:style-name="T12_41"><text:s/></text:span><text:span text:style-name="T12_42">less</text:span><text:span text:style-name="T12_43"><text:a xlink:type="simple" xlink:href="http://en.wikipedia.org/wiki/Computer_data_storage"><text:span text:style-name="T12_44"><text:s/></text:span></text:a></text:span><text:span text:style-name="T12_45">memory</text:span><text:span text:style-name="T12_46"><text:s/></text:span><text:span text:style-name="T12_47">storage</text:span><text:span text:style-name="T12_48"><text:s/></text:span><text:span text:style-name="T12_49">or</text:span><text:span text:style-name="T12_50"><text:s/></text:span><text:span text:style-name="T12_51">other</text:span><text:span text:style-name="T12_52"><text:s/></text:span><text:span text:style-name="T12_53">resources</text:span><text:span text:style-name="T12_54">,<text:s/></text:span><text:span text:style-name="T12_55">or</text:span><text:span text:style-name="T12_56"><text:s/></text:span><text:span text:style-name="T12_57">draw</text:span><text:span text:style-name="T12_58"><text:s/></text:span><text:span text:style-name="T12_59">less</text:span><text:span text:style-name="T12_60"><text:s/></text:span><text:span text:style-name="T12_61">power</text:span><text:span text:style-name="T12_62">.</text:span></text:p>
      <text:p text:style-name="P13"/>
      <text:p text:style-name="P14"><text:span text:style-name="T14_1">Synopsis</text:span><text:span text:style-name="T14_2">:</text:span></text:p>
      <text:p text:style-name="P15"/>
      <text:list text:style-name="LS2" xml:id="list4">
        <text:list-item>
          <text:p text:style-name="P16"><text:span text:style-name="T16_1">OBJECTIVE</text:span><text:span text:style-name="T16_2"><text:s/>:</text:span></text:p>
          <text:list>
            <text:list-item>
              <text:list>
                <text:list-item>
                  <text:p text:style-name="P17"><text:span text:style-name="T17_1">To</text:span><text:span text:style-name="T17_2"><text:s/></text:span><text:span text:style-name="T17_3">implement</text:span><text:span text:style-name="T17_4"><text:s/></text:span><text:span text:style-name="T17_5">a</text:span><text:span text:style-name="T17_6"><text:s/></text:span><text:span text:style-name="T17_7">code</text:span><text:span text:style-name="T17_8"><text:s/></text:span><text:span text:style-name="T17_9">optimiser</text:span><text:span text:style-name="T17_10"><text:s/></text:span><text:span text:style-name="T17_11">for</text:span><text:span text:style-name="T17_12"><text:s/></text:span><text:span text:style-name="T17_13">the</text:span><text:span text:style-name="T17_14"><text:s/></text:span><text:span text:style-name="T17_15">C</text:span><text:span text:style-name="T17_16"><text:s/></text:span><text:span text:style-name="T17_17">compiler</text:span><text:span text:style-name="T17_18">.</text:span></text:p>
                </text:list-item>
                <text:list-item>
                  <text:p text:style-name="P18"><text:span text:style-name="T18_1">Implement</text:span><text:span text:style-name="T18_2"><text:s/></text:span><text:span text:style-name="T18_3">intermediate</text:span><text:span text:style-name="T18_4"><text:s/></text:span><text:span text:style-name="T18_5">level</text:span><text:span text:style-name="T18_6"><text:s/></text:span><text:span text:style-name="T18_7">code</text:span><text:span text:style-name="T18_8"><text:s/></text:span><text:span text:style-name="T18_9">optimisation</text:span></text:p>
                </text:list-item>
              </text:list>
            </text:list-item>
          </text:list>
        </text:list-item>
      </text:list>
      <text:p text:style-name="P19"><text:span text:style-name="T19_1"><text:s text:c="11"/><text:tab/></text:span></text:p>
      <text:list text:style-name="LS3" xml:id="list7">
        <text:list-item>
          <text:p text:style-name="P20"><text:span text:style-name="T20_1">IMPLEMENTATION</text:span><text:span text:style-name="T20_2">:</text:span></text:p>
        </text:list-item>
      </text:list>
      <text:p text:style-name="P21"><text:span text:style-name="T21_1"><text:tab/><text:tab/></text:span></text:p>
      <text:p text:style-name="P22"><text:span text:style-name="T22_1"><text:tab/><text:tab/></text:span><text:span text:style-name="T22_2">Backend</text:span><text:span text:style-name="T22_3">:</text:span></text:p>
      <text:p text:style-name="P23"><text:span text:style-name="T23_1"><text:tab/><text:tab/></text:span></text:p>
      <text:p text:style-name="P24"><text:span text:style-name="T24_1">Frontend</text:span><text:span text:style-name="T24_2">:</text:span></text:p>
      <text:p text:style-name="P25"><text:span text:style-name="T25_1"><text:tab/><text:tab/><text:tab/></text:span></text:p>
      <text:list text:style-name="LS4" xml:id="list8">
        <text:list-item>
          <text:p text:style-name="P26"><text:span text:style-name="T26_1">Inlining</text:span><text:span text:style-name="T26_2"><text:s/></text:span><text:span text:style-name="T26_3">small</text:span><text:span text:style-name="T26_4"><text:s/></text:span><text:span text:style-name="T26_5">functions</text:span></text:p>
        </text:list-item>
        <text:list-item>
          <text:p text:style-name="P27"><text:span text:style-name="T27_1">Code</text:span><text:span text:style-name="T27_2"><text:s/></text:span><text:span text:style-name="T27_3">hoisting</text:span></text:p>
        </text:list-item>
        <text:list-item>
          <text:p text:style-name="P28"><text:span text:style-name="T28_1">Dead</text:span><text:span text:style-name="T28_2"><text:s/></text:span><text:span text:style-name="T28_3">store</text:span><text:span text:style-name="T28_4"><text:s/></text:span><text:span text:style-name="T28_5">elimination</text:span></text:p>
        </text:list-item>
        <text:list-item>
          <text:p text:style-name="P29"><text:span text:style-name="T29_1">Eliminating</text:span><text:span text:style-name="T29_2"><text:s/></text:span><text:span text:style-name="T29_3">common</text:span><text:span text:style-name="T29_4"><text:s/></text:span><text:span text:style-name="T29_5">subexpressions</text:span></text:p>
        </text:list-item>
        <text:list-item>
          <text:p text:style-name="P30"><text:span text:style-name="T30_1">Loop</text:span><text:span text:style-name="T30_2"><text:s/></text:span><text:span text:style-name="T30_3">unrolling</text:span></text:p>
        </text:list-item>
        <text:list-item>
          <text:p text:style-name="P31"><text:span text:style-name="T31_1">Loop</text:span><text:span text:style-name="T31_2"><text:s/></text:span><text:span text:style-name="T31_3">optimizations</text:span><text:span text:style-name="T31_4">:<text:s/></text:span><text:span text:style-name="T31_5">Code</text:span><text:span text:style-name="T31_6"><text:s/></text:span><text:span text:style-name="T31_7">motion</text:span><text:span text:style-name="T31_8">,<text:s/></text:span><text:span text:style-name="T31_9">Induction</text:span><text:span text:style-name="T31_10"><text:s/></text:span><text:span text:style-name="T31_11">variable</text:span><text:span text:style-name="T31_12"><text:s/></text:span><text:span text:style-name="T31_13">elimination</text:span><text:span text:style-name="T31_14">,<text:s/></text:span><text:span text:style-name="T31_15">and</text:span><text:span text:style-name="T31_16"><text:s/></text:span><text:span text:style-name="T31_17">Reduction</text:span><text:span text:style-name="T31_18"><text:s/></text:span><text:span text:style-name="T31_19">in</text:span><text:span text:style-name="T31_20"><text:s/></text:span><text:span text:style-name="T31_21">strength</text:span><text:span text:style-name="T31_22">.</text:span></text:p>
        </text:list-item>
      </text:list>
      <text:p text:style-name="P32"/>
      <text:list text:style-name="LS5" xml:id="list14">
        <text:list-item>
          <text:p text:style-name="P33"><text:span text:style-name="T33_1">WORK</text:span><text:span text:style-name="T33_2"><text:s/></text:span><text:span text:style-name="T33_3">FLOW</text:span><text:span text:style-name="T33_4">:</text:span></text:p>
        </text:list-item>
      </text:list>
      <text:p text:style-name="P34"><text:span text:style-name="T34_1"><text:tab/><text:tab/></text:span></text:p>
      <text:list text:style-name="LS6" xml:id="list15">
        <text:list-item>
          <text:p text:style-name="P35"><text:span text:style-name="T35_1">The</text:span><text:span text:style-name="T35_2"><text:s/></text:span><text:span text:style-name="T35_3">code</text:span><text:span text:style-name="T35_4"><text:s/></text:span><text:span text:style-name="T35_5">is</text:span><text:span text:style-name="T35_6"><text:s/></text:span><text:span text:style-name="T35_7">first</text:span><text:span text:style-name="T35_8"><text:s/></text:span><text:span text:style-name="T35_9">searched</text:span><text:span text:style-name="T35_10"><text:s/></text:span><text:span text:style-name="T35_11">for</text:span><text:span text:style-name="T35_12"><text:s/></text:span><text:span text:style-name="T35_13">small</text:span><text:span text:style-name="T35_14"><text:s/></text:span><text:span text:style-name="T35_15">subprograms</text:span><text:span text:style-name="T35_16"><text:s/></text:span><text:span text:style-name="T35_17">which</text:span><text:span text:style-name="T35_18"><text:s/></text:span><text:span text:style-name="T35_19">can</text:span><text:span text:style-name="T35_20"><text:s/></text:span><text:span text:style-name="T35_21">be</text:span><text:span text:style-name="T35_22"><text:s/></text:span><text:span text:style-name="T35_23">inlined</text:span><text:span text:style-name="T35_24">.</text:span></text:p>
        </text:list-item>
        <text:list-item>
          <text:p text:style-name="P36"><text:span text:style-name="T36_1">Next</text:span><text:span text:style-name="T36_2"><text:s/></text:span><text:span text:style-name="T36_3">if</text:span><text:span text:style-name="T36_4"><text:s text:c="2"/></text:span><text:span text:style-name="T36_5">there</text:span><text:span text:style-name="T36_6"><text:s/></text:span><text:span text:style-name="T36_7">are</text:span><text:span text:style-name="T36_8"><text:s/></text:span><text:span text:style-name="T36_9">common</text:span><text:span text:style-name="T36_10"><text:s/></text:span><text:span text:style-name="T36_11">subexpressions</text:span><text:span text:style-name="T36_12"><text:s/></text:span><text:span text:style-name="T36_13">present</text:span><text:span text:style-name="T36_14"><text:s/></text:span><text:span text:style-name="T36_15">which</text:span><text:span text:style-name="T36_16"><text:s/></text:span><text:span text:style-name="T36_17">needn</text:span><text:span text:style-name="T36_18">’</text:span><text:span text:style-name="T36_19">t</text:span><text:span text:style-name="T36_20"><text:s/></text:span><text:span text:style-name="T36_21">be</text:span><text:span text:style-name="T36_22"><text:s/></text:span><text:span text:style-name="T36_23">re</text:span><text:span text:style-name="T36_24">-</text:span><text:span text:style-name="T36_25">computed</text:span><text:span text:style-name="T36_26"><text:s/></text:span><text:span text:style-name="T36_27">on</text:span><text:span text:style-name="T36_28"><text:s/></text:span><text:span text:style-name="T36_29">every</text:span><text:span text:style-name="T36_30"><text:s/></text:span><text:span text:style-name="T36_31">iteration</text:span><text:span text:style-name="T36_32">,<text:s/></text:span><text:span text:style-name="T36_33">then</text:span><text:span text:style-name="T36_34"><text:s/></text:span><text:span text:style-name="T36_35">they</text:span><text:span text:style-name="T36_36"><text:s/></text:span><text:span text:style-name="T36_37">are</text:span><text:span text:style-name="T36_38"><text:s/></text:span><text:span text:style-name="T36_39">stored</text:span><text:span text:style-name="T36_40"><text:s/></text:span><text:span text:style-name="T36_41">in</text:span><text:span text:style-name="T36_42"><text:s/></text:span><text:span text:style-name="T36_43">a</text:span><text:span text:style-name="T36_44"><text:s/></text:span><text:span text:style-name="T36_45">temporary</text:span><text:span text:style-name="T36_46"><text:s/></text:span><text:span text:style-name="T36_47">and</text:span><text:span text:style-name="T36_48"><text:s/></text:span><text:span text:style-name="T36_49">used</text:span><text:span text:style-name="T36_50"><text:s/></text:span><text:span text:style-name="T36_51">directly</text:span><text:span text:style-name="T36_52"><text:s/></text:span><text:span text:style-name="T36_53">in</text:span><text:span text:style-name="T36_54"><text:s/></text:span><text:span text:style-name="T36_55">the</text:span><text:span text:style-name="T36_56"><text:s/></text:span><text:span text:style-name="T36_57">loop</text:span><text:span text:style-name="T36_58">.</text:span></text:p>
        </text:list-item>
        <text:list-item>
          <text:p text:style-name="P37"><text:span text:style-name="T37_1">If</text:span><text:span text:style-name="T37_2"><text:s/></text:span><text:span text:style-name="T37_3">the</text:span><text:span text:style-name="T37_4"><text:s/></text:span><text:span text:style-name="T37_5">compiler</text:span><text:span text:style-name="T37_6"><text:s/></text:span><text:span text:style-name="T37_7">detects</text:span><text:span text:style-name="T37_8"><text:s/></text:span><text:span text:style-name="T37_9">variables</text:span><text:span text:style-name="T37_10"><text:s/></text:span><text:span text:style-name="T37_11">that</text:span><text:span text:style-name="T37_12"><text:s/></text:span><text:span text:style-name="T37_13">are</text:span><text:span text:style-name="T37_14"><text:s/></text:span><text:span text:style-name="T37_15">never</text:span><text:span text:style-name="T37_16"><text:s/></text:span><text:span text:style-name="T37_17">used</text:span><text:span text:style-name="T37_18">,<text:s/></text:span><text:span text:style-name="T37_19">it</text:span><text:span text:style-name="T37_20"><text:s/></text:span><text:span text:style-name="T37_21">may</text:span><text:span text:style-name="T37_22"><text:s/></text:span><text:span text:style-name="T37_23">safely</text:span><text:span text:style-name="T37_24"><text:s/></text:span><text:span text:style-name="T37_25">ignore</text:span><text:span text:style-name="T37_26"><text:s/></text:span><text:span text:style-name="T37_27">many</text:span><text:span text:style-name="T37_28"><text:s/></text:span><text:span text:style-name="T37_29">of</text:span><text:span text:style-name="T37_30"><text:s/></text:span><text:span text:style-name="T37_31">the</text:span><text:span text:style-name="T37_32"><text:s/></text:span><text:span text:style-name="T37_33">operations</text:span><text:span text:style-name="T37_34"><text:s/></text:span><text:span text:style-name="T37_35">that</text:span><text:span text:style-name="T37_36"><text:s/></text:span><text:span text:style-name="T37_37">compute</text:span><text:span text:style-name="T37_38"><text:s/></text:span><text:span text:style-name="T37_39">their</text:span><text:span text:style-name="T37_40"><text:s/></text:span><text:span text:style-name="T37_41">values</text:span><text:span text:style-name="T37_42">.(</text:span><text:span text:style-name="T37_43">Dead</text:span><text:span text:style-name="T37_44"><text:s/></text:span><text:span text:style-name="T37_45">store</text:span><text:span text:style-name="T37_46">)</text:span></text:p>
        </text:list-item>
        <text:list-item>
          <text:p text:style-name="P38"><text:span text:style-name="T38_1">The</text:span><text:span text:style-name="T38_2"><text:s/></text:span><text:span text:style-name="T38_3">loop</text:span><text:span text:style-name="T38_4"><text:s/></text:span><text:span text:style-name="T38_5">exit</text:span><text:span text:style-name="T38_6"><text:s/></text:span><text:span text:style-name="T38_7">checks</text:span><text:span text:style-name="T38_8"><text:s/></text:span><text:span text:style-name="T38_9">cost</text:span><text:span text:style-name="T38_10"><text:s/></text:span><text:span text:style-name="T38_11">CPU</text:span><text:span text:style-name="T38_12"><text:s/></text:span><text:span text:style-name="T38_13">time</text:span><text:span text:style-name="T38_14">.</text:span></text:p>
        </text:list-item>
        <text:list-item>
          <text:p text:style-name="P39"><text:span text:style-name="T39_1">Loop</text:span><text:span text:style-name="T39_2"><text:s/></text:span><text:span text:style-name="T39_3">unrolling</text:span><text:span text:style-name="T39_4"><text:s/></text:span><text:span text:style-name="T39_5">tries</text:span><text:span text:style-name="T39_6"><text:s/></text:span><text:span text:style-name="T39_7">to</text:span><text:span text:style-name="T39_8"><text:s/></text:span><text:span text:style-name="T39_9">get</text:span><text:span text:style-name="T39_10"><text:s/></text:span><text:span text:style-name="T39_11">rid</text:span><text:span text:style-name="T39_12"><text:s/></text:span><text:span text:style-name="T39_13">of</text:span><text:span text:style-name="T39_14"><text:s/></text:span><text:span text:style-name="T39_15">the</text:span><text:span text:style-name="T39_16"><text:s/></text:span><text:span text:style-name="T39_17">checks</text:span><text:span text:style-name="T39_18"><text:s/></text:span><text:span text:style-name="T39_19">completely</text:span><text:span text:style-name="T39_20"><text:s/></text:span><text:span text:style-name="T39_21">or</text:span><text:span text:style-name="T39_22"><text:s/></text:span><text:span text:style-name="T39_23">to</text:span><text:span text:style-name="T39_24"><text:s/></text:span><text:span text:style-name="T39_25">reduce</text:span><text:span text:style-name="T39_26"><text:s/></text:span><text:span text:style-name="T39_27">the</text:span><text:span text:style-name="T39_28"><text:s/></text:span><text:span text:style-name="T39_29">number</text:span><text:span text:style-name="T39_30"><text:s/></text:span><text:span text:style-name="T39_31">of</text:span><text:span text:style-name="T39_32"><text:s/></text:span><text:span text:style-name="T39_33">checks</text:span><text:span text:style-name="T39_34">.</text:span></text:p>
        </text:list-item>
        <text:list-item>
          <text:p text:style-name="P40"><text:span text:style-name="T40_1">If</text:span><text:span text:style-name="T40_2"><text:s/></text:span><text:span text:style-name="T40_3">we</text:span><text:span text:style-name="T40_4"><text:s/></text:span><text:span text:style-name="T40_5">know</text:span><text:span text:style-name="T40_6"><text:s/></text:span><text:span text:style-name="T40_7">a</text:span><text:span text:style-name="T40_8"><text:s/></text:span><text:span text:style-name="T40_9">loop</text:span><text:span text:style-name="T40_10"><text:s/></text:span><text:span text:style-name="T40_11">is</text:span><text:span text:style-name="T40_12"><text:s/></text:span><text:span text:style-name="T40_13">only</text:span><text:span text:style-name="T40_14"><text:s/></text:span><text:span text:style-name="T40_15">performed</text:span><text:span text:style-name="T40_16"><text:s/></text:span><text:span text:style-name="T40_17">a</text:span><text:span text:style-name="T40_18"><text:s/></text:span><text:span text:style-name="T40_19">certain</text:span><text:span text:style-name="T40_20"><text:s/></text:span><text:span text:style-name="T40_21">number</text:span><text:span text:style-name="T40_22"><text:s/></text:span><text:span text:style-name="T40_23">of</text:span><text:span text:style-name="T40_24"><text:s/></text:span><text:span text:style-name="T40_25">times</text:span><text:span text:style-name="T40_26">,<text:s/></text:span><text:span text:style-name="T40_27">or</text:span><text:span text:style-name="T40_28"><text:s/></text:span><text:span text:style-name="T40_29">if</text:span><text:span text:style-name="T40_30"><text:s/></text:span><text:span text:style-name="T40_31">we</text:span><text:span text:style-name="T40_32"><text:s/></text:span><text:span text:style-name="T40_33">know</text:span><text:span text:style-name="T40_34"><text:s/></text:span><text:span text:style-name="T40_35">the</text:span><text:span text:style-name="T40_36"><text:s/></text:span><text:span text:style-name="T40_37">number</text:span><text:span text:style-name="T40_38"><text:s/></text:span><text:span text:style-name="T40_39">of</text:span><text:span text:style-name="T40_40"><text:s/></text:span><text:span text:style-name="T40_41">times</text:span><text:span text:style-name="T40_42"><text:s/></text:span><text:span text:style-name="T40_43">it</text:span><text:span text:style-name="T40_44"><text:s/></text:span><text:span text:style-name="T40_45">will</text:span><text:span text:style-name="T40_46"><text:s/></text:span><text:span text:style-name="T40_47">be</text:span><text:span text:style-name="T40_48"><text:s/></text:span><text:span text:style-name="T40_49">repeated</text:span><text:span text:style-name="T40_50"><text:s/></text:span><text:span text:style-name="T40_51">is</text:span><text:span text:style-name="T40_52"><text:s/></text:span><text:span text:style-name="T40_53">a</text:span><text:span text:style-name="T40_54"><text:s/></text:span><text:span text:style-name="T40_55">multiple</text:span><text:span text:style-name="T40_56"><text:s/></text:span><text:span text:style-name="T40_57">of</text:span><text:span text:style-name="T40_58"><text:s/></text:span><text:span text:style-name="T40_59">a</text:span><text:span text:style-name="T40_60"><text:s/></text:span><text:span text:style-name="T40_61">constant</text:span><text:span text:style-name="T40_62"><text:s/></text:span><text:span text:style-name="T40_63">we</text:span><text:span text:style-name="T40_64"><text:s/></text:span><text:span text:style-name="T40_65">can</text:span><text:span text:style-name="T40_66"><text:s/></text:span><text:span text:style-name="T40_67">unroll</text:span><text:span text:style-name="T40_68"><text:s/></text:span><text:span text:style-name="T40_69">this</text:span><text:span text:style-name="T40_70"><text:s/></text:span><text:span text:style-name="T40_71">loop</text:span><text:span text:style-name="T40_72">.</text:span></text:p>
        </text:list-item>
        <text:list-item>
          <text:p text:style-name="P41"><text:span text:style-name="T41_1">Any</text:span><text:span text:style-name="T41_2"><text:s/></text:span><text:span text:style-name="T41_3">code</text:span><text:span text:style-name="T41_4"><text:s/></text:span><text:span text:style-name="T41_5">inside</text:span><text:span text:style-name="T41_6"><text:s/></text:span><text:span text:style-name="T41_7">a</text:span><text:span text:style-name="T41_8"><text:s/></text:span><text:span text:style-name="T41_9">loop</text:span><text:span text:style-name="T41_10"><text:s/></text:span><text:span text:style-name="T41_11">that</text:span><text:span text:style-name="T41_12"><text:s/></text:span><text:span text:style-name="T41_13">always</text:span><text:span text:style-name="T41_14"><text:s/></text:span><text:span text:style-name="T41_15">computes</text:span><text:span text:style-name="T41_16"><text:s/></text:span><text:span text:style-name="T41_17">the</text:span><text:span text:style-name="T41_18"><text:s/></text:span><text:span text:style-name="T41_19">same</text:span><text:span text:style-name="T41_20"><text:s/></text:span><text:span text:style-name="T41_21">value</text:span><text:span text:style-name="T41_22"><text:s/></text:span><text:span text:style-name="T41_23">can</text:span><text:span text:style-name="T41_24"><text:s/></text:span><text:span text:style-name="T41_25">be</text:span><text:span text:style-name="T41_26"><text:s/></text:span><text:span text:style-name="T41_27">moved</text:span><text:span text:style-name="T41_28"><text:s/></text:span><text:span text:style-name="T41_29">before</text:span><text:span text:style-name="T41_30"><text:s/></text:span><text:span text:style-name="T41_31">the</text:span><text:span text:style-name="T41_32"><text:s/></text:span><text:span text:style-name="T41_33">loop</text:span><text:span text:style-name="T41_34">.(</text:span><text:span text:style-name="T41_35">Code</text:span><text:span text:style-name="T41_36"><text:s/></text:span><text:span text:style-name="T41_37">motion</text:span><text:span text:style-name="T41_38">)</text:span></text:p>
        </text:list-item>
      </text:list>
      <text:p text:style-name="P42"/>
      <text:p text:style-name="P43"><text:span text:style-name="T43_1"><text:tab/><text:tab/></text:span></text:p>
      <text:p text:style-name="P44"><text:span text:style-name="T44_1"><text:tab/></text:span></text:p>
      <text:p text:style-name="P45"/>
      <text:p text:style-name="P46"><text:span text:style-name="T46_1"><text:tab/></text:span></text:p>
      <text:p text:style-name="P47"><text:span text:style-name="T47_1"><text:s text:c="12"/>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mic Sans MS" svg:font-family="Comic Sans M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➢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➢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4.44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4.44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7.62cm" text:min-label-distance="4.12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4.44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4.44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11.43cm" text:min-label-distance="4.12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4.44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4.44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5.24cm" text:min-label-distance="4.12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➢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4.44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4.44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7.62cm" text:min-label-distance="4.12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4.44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4.44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11.43cm" text:min-label-distance="4.12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4.44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4.44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5.24cm" text:min-label-distance="4.12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